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BeanConverterImpl.getPath( Session session , BeanDescriptor beanDescriptor , Node parent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eanConverterImpl.AbstractBeanConverterImpl( Mapper mapper , ObjectConverter objectConverter , AtomicTypeConverterProvider atomicTypeConverter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